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PodStarSymbol" svg:font-family="StarSymbol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est document</text:p>
      <text:p text:style-name="Standard"/>
      <text:p text:style-name="Standard">Testing 1,2,3...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font-face-decls>
    <style:font-face style:name="PodStarSymbol" svg:font-family="StarSymbol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1114in" draw:shadow-offset-y="0.1181in" draw:shadow-offset-x="0.1181in" style:flow-with-text="false" draw:start-line-spacing-vertical="0.1114in" draw:start-line-spacing-horizontal="0.1114in" draw:end-line-spacing-vertical="0.1114in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0.4925in" style:punctuation-wrap="hanging" style:text-autospace="ideograph-alpha" style:line-break="strict"/>
      <style:text-properties fo:hyphenation-remain-char-count="2" style:use-window-font-color="true" fo:country="US" fo:language="en" fo:hyphenation-push-char-count="2" style:font-name="Liberation Serif" style:language-asian="zh" style:language-complex="hi" style:font-size-asian="10.5pt" style:font-name-asian="DejaVu Sans" fo:font-size="12pt" style:font-size-complex="12pt" style:country-asian="CN" style:letter-kerning="true" fo:hyphenate="false" style:font-name-complex="DejaVu Sans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1665in" fo:keep-with-next="always" fo:margin-bottom="0.0835in"/>
      <style:text-properties style:font-size-asian="14pt" style:font-name="Liberation Sans" style:font-size-complex="14pt" style:font-name-asian="DejaVu Sans" fo:font-size="14pt" style:font-name-complex="DejaVu Sans"/>
    </style:style>
    <style:style style:name="Text_20_body" style:display-name="Text body" style:class="text" style:parent-style-name="Standard" style:family="paragraph">
      <style:paragraph-properties fo:margin-top="0in" fo:margin-bottom="0.0835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top="0.0835in" text:number-lines="false" text:line-number="0" fo:margin-bottom="0.0835in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3in" text:label-followed-by="listtab" fo:margin-left="0.3in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0.4in" text:label-followed-by="listtab" fo:margin-left="0.4in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0.5in" text:label-followed-by="listtab" fo:margin-left="0.5in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0.6in" text:label-followed-by="listtab" fo:margin-left="0.6in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0.7in" text:label-followed-by="listtab" fo:margin-left="0.7in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0.8in" text:label-followed-by="listtab" fo:margin-left="0.8in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0.9in" text:label-followed-by="listtab" fo:margin-left="0.9in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1in" text:label-followed-by="listtab" fo:margin-left="1in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1.1in" text:label-followed-by="listtab" fo:margin-left="1.1in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1.2in" text:label-followed-by="listtab" fo:margin-left="1.2in" text:list-tab-stop-position="1.2in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1965in"/>
  </office:styles>
  <office:automatic-styles>
    <style:page-layout style:name="Mpm1">
      <style:page-layout-properties fo:margin-top="0.7874in" style:writing-mode="lr-tb" fo:margin-left="0.7874in" fo:page-width="8.5in" style:num-format="1" style:print-orientation="portrait" style:footnote-max-height="0in" fo:margin-bottom="0.7874in" fo:page-height="11in" fo:margin-right="0.7874in">
        <style:footnote-sep style:adjustment="left" style:rel-width="25%" style:color="#000000" style:distance-after-sep="0.0398in" style:width="0.0071in" style:distance-before-sep="0.0398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inholt Project</meta:initial-creator>
    <meta:creation-date>2013-03-14T15:08:38</meta:creation-date>
    <meta:document-statistic meta:table-count="0" meta:image-count="0" meta:object-count="0" meta:page-count="1" meta:paragraph-count="2" meta:word-count="3" meta:character-count="17"/>
    <dc:date>2013-03-14T15:09:45</dc:date>
    <dc:creator>Finholt Project</dc:creator>
    <meta:editing-duration>PT00H01M07S</meta:editing-duration>
    <meta:editing-cycles>1</meta:editing-cycles>
    <meta:generator>OpenOffice.org/3.2$Linux OpenOffice.org_project/320m12$Build-9483</meta:generator>
  </office:meta>
</office:document-meta>
</file>